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iberation Sans1" svg:font-family="'Liberation Sans', sans-serif"/>
    <style:font-face style:name="Liberation Serif1" svg:font-family="'Liberation Serif', 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be6f7" officeooo:paragraph-rsid="000be6f7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3" style:family="paragraph" style:parent-style-name="Text_20_body">
      <style:text-properties fo:color="#000000" style:font-name="Liberation Serif"/>
    </style:style>
    <style:style style:name="P4" style:family="paragraph" style:parent-style-name="Text_20_body">
      <style:text-properties fo:color="#000000" style:font-name="Liberation Serif" officeooo:paragraph-rsid="000e4c76"/>
    </style:style>
    <style:style style:name="P5" style:family="paragraph" style:parent-style-name="Text_20_body">
      <style:text-properties fo:color="#000000" style:font-name="Liberation Serif" officeooo:rsid="000f01dc" officeooo:paragraph-rsid="000f01dc"/>
    </style:style>
    <style:style style:name="P6" style:family="paragraph" style:parent-style-name="Text_20_body" style:list-style-name="L1">
      <style:text-properties fo:font-variant="normal" fo:text-transform="none" fo:color="#d1d5db" style:font-name="S hne" fo:font-size="12pt" fo:letter-spacing="normal" fo:font-style="normal" fo:font-weight="normal" officeooo:paragraph-rsid="00118c6d"/>
    </style:style>
    <style:style style:name="P7" style:family="paragraph" style:parent-style-name="Text_20_body">
      <style:text-properties fo:font-variant="normal" fo:text-transform="none" fo:color="#d1d5db" style:font-name="S hne" fo:font-size="12pt" fo:letter-spacing="normal" fo:font-style="normal" fo:font-weight="normal" officeooo:paragraph-rsid="00118c6d"/>
    </style:style>
    <style:style style:name="P8" style:family="paragraph" style:parent-style-name="Text_20_body">
      <style:text-properties officeooo:rsid="00115647" officeooo:paragraph-rsid="00115647"/>
    </style:style>
    <style:style style:name="P9" style:family="paragraph" style:parent-style-name="Text_20_body">
      <style:text-properties officeooo:rsid="00118c6d" officeooo:paragraph-rsid="00118c6d"/>
    </style:style>
    <style:style style:name="P10" style:family="paragraph" style:parent-style-name="Text_20_body">
      <style:text-properties officeooo:paragraph-rsid="00118c6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weight="bold" officeooo:paragraph-rsid="00118c6d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Liberation Sans1" fo:font-size="28pt" fo:letter-spacing="normal" fo:font-style="normal" fo:font-weight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1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.25cm" loext:contextual-spacing="false" style:line-height-at-least="0.37cm" fo:orphans="2" fo:widows="2" fo:background-color="transparent"/>
      <style:text-properties fo:font-variant="normal" fo:text-transform="none" fo:color="#000000" style:font-name="Liberation Serif1" fo:font-size="12pt" fo:letter-spacing="normal" fo:font-style="normal" fo:font-weight="normal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.25cm" loext:contextual-spacing="false" style:line-height-at-least="0.37cm" fo:orphans="2" fo:widows="2" fo:background-color="transparent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.25cm" loext:contextual-spacing="false" style:line-height-at-least="0.37cm" fo:orphans="2" fo:widows="2" fo:background-color="transparent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d1d5db" style:font-name="S h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officeooo:rsid="000e4c76"/>
    </style:style>
    <style:style style:name="T4" style:family="text">
      <style:text-properties fo:font-variant="normal" fo:text-transform="none" fo:font-size="12pt" fo:letter-spacing="normal" fo:font-style="normal" fo:font-weight="normal" officeooo:rsid="000f01dc"/>
    </style:style>
    <style:style style:name="T5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18c6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36018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officeooo:rsid="00118c6d"/>
    </style:style>
    <style:style style:name="T10" style:family="text">
      <style:text-properties officeooo:rsid="000f01dc"/>
    </style:style>
    <style:style style:name="T11" style:family="text">
      <style:text-properties officeooo:rsid="00108e34"/>
    </style:style>
    <style:style style:name="T12" style:family="text">
      <style:text-properties officeooo:rsid="00118c6d"/>
    </style:style>
    <style:style style:name="T13" style:family="text">
      <style:text-properties fo:color="#000000"/>
    </style:style>
    <style:style style:name="T14" style:family="text">
      <style:text-properties fo:color="#000000" officeooo:rsid="00118c6d"/>
    </style:style>
    <style:style style:name="T15" style:family="text">
      <style:text-properties fo:color="#000000" style:font-name="Liberation Serif"/>
    </style:style>
    <style:style style:name="T16" style:family="text">
      <style:text-properties fo:color="#000000" style:font-name="Liberation Serif" officeooo:rsid="00118c6d"/>
    </style:style>
    <style:style style:name="T17" style:family="text">
      <style:text-properties fo:color="#000000" style:font-name="Liberation Serif" fo:font-size="12pt" fo:font-weight="normal" officeooo:rsid="00136018"/>
    </style:style>
    <style:style style:name="T18" style:family="text">
      <style:text-properties fo:color="#000000" style:font-name="Liberation Serif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360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7">Relação do grupo com as Práticas Ágeis</text:span></text:p>
      <text:p text:style-name="P16"/>
      <text:h text:style-name="P2" text:outline-level="1">Objetivo:</text:h>
      <text:p text:style-name="P15">Este documento relata a experiência do grupo durante a implementação de metodologias ágeis no desenvolvimento do projeto.</text:p>
      <text:h text:style-name="P2" text:outline-level="1">Introdução:</text:h>
      <text:p text:style-name="P16"/>
      <text:p text:style-name="P15">Inicialmente, liderado por Gustavo como Scrum Master, o projeto contou com a organização e <text:span text:style-name="T20">c</text:span>om interações dos integrantes para a elaboração das atividades. Posteriormente, a liderança foi transferida para Amanda, em resposta a desafios pessoais enfrentados por Gustavo. Desse modo, ao longo desses 4 meses, os sete integrantes trabalharam juntos para criar um ambiente ágil para o desenvolvimento do projeto.</text:p>
      <text:p text:style-name="P16"/>
      <text:h text:style-name="P2" text:outline-level="1">Estruturas das reuniões:</text:h>
      <text:p text:style-name="P16"/>
      <text:p text:style-name="P15">Foram realizadas reuniões semanais de retrospectiva e de planejamento em plataformas diversas, como Discord, WhatsApp, Teams e Google Meet. Com isso, esses encontros ofereceram um espaço para discussões abertas sobre nosso progresso, desafios enfrentados e foram o caminho para planejar as próximas atividades.</text:p>
      <text:p text:style-name="P16"/>
      <text:p text:style-name="P15">Caso deseje ver como funcionou as nossas sprints clique no link</text:p>
      <text:h text:style-name="P2" text:outline-level="1">Sprints e Issues:</text:h>
      <text:p text:style-name="P16"/>
      <text:p text:style-name="P14">Semanalmente, nas reuniões, foram planejadas sprints e alocadas tarefas específicas para cada integrante utilizando issues para o rastreamento. Assim, essas atividades variam desde estudos teóricos até a geração e execução de código.</text:p>
      <text:p text:style-name="P16"/>
      <text:h text:style-name="P2" text:outline-level="1">Comunicação Multicanal</text:h>
      <text:p text:style-name="P16"/>
      <text:p text:style-name="P14">Além das reuniões semanais sobre o planejamento do projeto, também ocorreram reuniões de comunicação instantânea, ocorridas no whatsapp, que podiam ocorrer em qualquer hora do dia com os integrantes que estavam disponíveis naquele horário.</text:p>
      <text:p text:style-name="P16"><text:soft-page-break/></text:p>
      <text:h text:style-name="P2" text:outline-level="1">Dificuldades encontradas:</text:h>
      <text:p text:style-name="P16"/>
      <text:p text:style-name="P14"><text:span text:style-name="T18">Durante a implementação das metodologias ágeis, o grupo enfrentou desafios significativos que impactaram a dinâmica do projeto. Entre as principais dificuldades, destacam-se:</text:span></text:p>
      <text:p text:style-name="P16"/>
      <text:list xml:id="list487359654" text:style-name="L2">
        <text:list-item>
          <text:p text:style-name="P17">Comunicação Inconsistente:</text:p>
          <text:list>
            <text:list-item>
              <text:p text:style-name="P17">A comunicação entre os integrantes sobre as atividades em andamento revelou-se uma dificuldade relevante. Isso resultou em inconsistências, onde, por vezes, duas pessoas realizavam o mesmo trabalho ou, em alguns casos, nenhuma contribuição era feita para tópicos específicos. Essa falta de alinhamento impactou diretamente a eficiência da equipe e a coerência no desenvolvimento do projeto.</text:p>
            </text:list-item>
          </text:list>
        </text:list-item>
      </text:list>
      <text:p text:style-name="P16"/>
      <text:list xml:id="list16504196" text:style-name="L3">
        <text:list-item>
          <text:p text:style-name="P18">Questões de Disponibilidade:</text:p>
          <text:list>
            <text:list-item>
              <text:p text:style-name="P19">A disponibilidade para realizar reuniões semanais por meio de videochamadas tornou-se um ponto desafiador. Frequentemente, foi difícil coordenar agendas, resultando em algumas reuniões sendo realizadas pelo WhatsApp, uma plataforma menos ideal para discussões formais. Isso afetou a consistência e a qualidade das interações, impactando o acompanhamento regular do progresso do projeto.</text:p>
            </text:list-item>
          </text:list>
        </text:list-item>
      </text:list>
      <text:p text:style-name="P16"/>
      <text:h text:style-name="P2" text:outline-level="1">Conclusão:</text:h>
      <text:p text:style-name="P14">O grupo <text:span text:style-name="T18">enfrentou desafios e alcançou aprendizados significativos durante a adaptação às metodologias ágeis no desenvolvimento do projeto. Desse modo, a transição de liderança demonstrou a flexibilidade e coesão da equipe, enquanto práticas ágeis como reuniões semanais e alocação de issues forneceram uma estrutura eficaz.</text:span></text:p>
      <text:p text:style-name="P15">Contudo, também foram bem evidenciadas dificuldades encontradas pelos integrantes na dinâmica do projeto, como os problemas de comunicação e de disponibilidade.</text:p>
      <text:p text:style-name="P16"/>
      <text:p text:style-name="P16"/>
      <text:p text:style-name="Text_20_body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iberation Sans1" svg:font-family="'Liberation Sans', sans-serif"/>
    <style:font-face style:name="Liberation Serif1" svg:font-family="'Liberation Serif', 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22:22:37.368672860</meta:creation-date>
    <dc:date>2023-12-13T00:55:03.795749775</dc:date>
    <meta:editing-duration>PT2S</meta:editing-duration>
    <meta:editing-cycles>1</meta:editing-cycles>
    <meta:document-statistic meta:table-count="0" meta:image-count="0" meta:object-count="0" meta:page-count="2" meta:paragraph-count="21" meta:word-count="420" meta:character-count="3023" meta:non-whitespace-character-count="2628"/>
    <meta:generator>LibreOffice/6.4.7.2$Linux_X86_64 LibreOffice_project/40$Build-2</meta:generator>
  </office:meta>
</office:document-meta>
</file>